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>
      <style:paragraph-properties fo:break-before="page"/>
    </style:style>
    <style:style style:name="P3" style:family="paragraph" style:parent-style-name="Bibliography_20_1">
      <style:paragraph-properties>
        <style:tab-stops/>
      </style:paragraph-properties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◦">
        <style:list-level-properties text:space-before="0.5in" text:min-label-width="0.25in"/>
      </text:list-level-style-bullet>
      <text:list-level-style-bullet text:level="3" text:style-name="Bullet_20_Symbols" style:num-suffix="." text:bullet-char="▪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◦">
        <style:list-level-properties text:space-before="1.25in" text:min-label-width="0.25in"/>
      </text:list-level-style-bullet>
      <text:list-level-style-bullet text:level="6" text:style-name="Bullet_20_Symbols" style:num-suffix="." text:bullet-char="▪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◦">
        <style:list-level-properties text:space-before="2in" text:min-label-width="0.25in"/>
      </text:list-level-style-bullet>
      <text:list-level-style-bullet text:level="9" text:style-name="Bullet_20_Symbols" style:num-suffix="." text:bullet-char="▪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tracked-changes text:track-changes="false">
        <text:changed-region text:id="ct28647184">
          <text:insertion>
            <office:change-info>
              <dc:creator>Bart Hanssens</dc:creator>
              <dc:date>2009-10-05T19:09:00</dc:date>
            </office:change-info>
          </text:insertion>
        </text:changed-region>
        <text:changed-region text:id="ct28646736">
          <text:deletion>
            <office:change-info>
              <dc:creator>Bart Hanssens</dc:creator>
              <dc:date>2009-10-05T19:09:00</dc:date>
            </office:change-info>
            <text:p text:style-name="Text_20_body">complex</text:p>
          </text:deletion>
        </text:changed-region>
        <text:changed-region text:id="ct27647088">
          <text:insertion>
            <office:change-info>
              <dc:creator>Bart Hanssens</dc:creator>
              <dc:date>2009-10-05T19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39245405"/>Apache Tika <office:annotation><dc:creator>Bart Hanssens</dc:creator><dc:date>2009-10-05T19:10:26</dc:date><text:p text:style-name="P4"><text:span text:style-name="T1">Tika is part of the Lucene project.</text:span></text:p></office:annotation>Test Document<text:bookmark-end text:name="__RefHeading__39245405"/></text:h>
      <text:p text:style-name="Text_20_body">This is a rather<text:note text:id="ftn0" text:note-class="footnote"><text:note-citation>1</text:note-citation><text:note-body><text:p text:style-name="Footnote">This is of course a simple footnote</text:p></text:note-body></text:note> <text:change-start text:change-id="ct28647184"/>difficult<text:change-end text:change-id="ct28647184"/><text:change text:change-id="ct28646736"/> test document<text:change-start text:change-id="ct27647088"/>, with interesting features<text:change-end text:change-id="ct27647088"/>.</text:p>
      <text:p text:style-name="Text_20_body"/>
      <text:p text:style-name="Text_20_body"/>
      <text:p text:style-name="Text_20_body"/>
      <text:p text:style-name="Text_20_body"><draw:rect text:anchor-type="paragraph" draw:z-index="1" draw:style-name="gr1" draw:text-style-name="P5" svg:width="3.4378in" svg:height="0.4378in" svg:x="0.202in" svg:y="-0.0602in"><svg:title>Rectangle Title</svg:title><svg:desc>This is a rectangle with a blue background and dark border</svg:desc><text:p text:style-name="P5">A rectangle</text:p></draw:rect></text:p>
      <text:p text:style-name="Text_20_body"/>
      <text:p text:style-name="Text_20_body"/>
      <text:p text:style-name="Text_20_body">Another interesting project is <text:bibliography-mark text:identifier="Solr" text:bibliography-type="www" text:author="Various" text:organizations="Apache" text:title="Solr website" text:year="2009" text:url="http://lucene.apache.org/solr">[Solr]</text:bibliography-mark></text:p>
      <text:p text:style-name="Text_20_body"/>
      <text:p text:style-name="Text_20_body"><draw:frame draw:style-name="fr1" draw:name="Object1" text:anchor-type="paragraph" svg:x="1.3098in" svg:y="0.6772in" svg:width="3.5563in" svg:height="0.8862in" draw:z-index="0"><draw:object xlink:href="./Object 1" xlink:type="simple" xlink:show="embed" xlink:actuate="onLoad"/><draw:image xlink:href="./ObjectReplacements/Object 1" xlink:type="simple" xlink:show="embed" xlink:actuate="onLoad"/></draw:frame>Reference to the title: <text:bookmark-ref text:reference-format="text" text:ref-name="__RefHeading__39245405">Apache Tika Test Document</text:bookmark-ref></text:p>
      <text:p text:style-name="P2"><draw:frame draw:style-name="fr2" draw:name="Object2" text:anchor-type="as-char" svg:width="2.0425in" svg:height="0.2075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list text:style-name="L3">
        <text:list-item>
          <text:p text:style-name="P1">First item</text:p>
        </text:list-item>
        <text:list-item>
          <text:p text:style-name="P1">Second item</text:p>
        </text:list-item>
        <text:list-item>
          <text:p text:style-name="P1">Third item</text:p>
        </text:list-item>
      </text:list>
      <text:p text:style-name="Text_20_body"><text:a xlink:type="simple" xlink:href="http://lucene.apache.org/" office:name="Apache Lucene">Lucene website</text:a></text:p>
      <text:p text:style-name="Text_20_body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3">Solr: Various, Solr website, 2009, http://lucene.apache.org/solr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initial-creator>Bart Hanssens</meta:initial-creator>
    <meta:creation-date>2009-10-05T19:04:01</meta:creation-date>
    <meta:editing-cycles>2</meta:editing-cycles>
    <meta:editing-duration>PT02H03M24S</meta:editing-duration>
    <dc:description>A rather complex document</dc:description>
    <meta:keyword>Apache</meta:keyword>
    <meta:keyword>Lucene</meta:keyword>
    <meta:keyword>Tika</meta:keyword>
    <dc:subject>Test document</dc:subject>
    <dc:title>Apache Tika</dc:title>
    <dc:date>2009-10-05T21:22:38</dc:date>
    <dc:creator>Bart Hanssens</dc:creator>
    <meta:generator>OpenOffice.org/3.1$Unix OpenOffice.org_project/310m19$Build-9420</meta:generator>
    <meta:document-statistic meta:table-count="0" meta:image-count="0" meta:object-count="2" meta:page-count="2" meta:paragraph-count="13" meta:word-count="54" meta:character-count="351"/>
    <meta:user-defined meta:name="Editor">Bart Hanssens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e embedd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wo embedd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ee embedded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10/05/2009</text:date>, <text:time>21:2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A</math:mi>
      <math:mi math:fontstyle="italic">classic</math:mi>
      <math:mi math:fontstyle="italic">example</math:mi>
      <math:mi math:fontstyle="normal">:</math:mi>
      <math:mrow>
        <math:mrow>
          <math:mi math:fontstyle="italic">a²</math:mi>
          <math:mo math:stretchy="false">+</math:mo>
          <math:msup>
            <math:mi>b</math:mi>
            <math:mn>2</math:mn>
          </math:msup>
        </math:mrow>
        <math:mo math:stretchy="false">=</math:mo>
        <math:msup>
          <math:mi>c</math:mi>
          <math:mn>2</math:mn>
        </math:msup>
      </math:mrow>
    </math:mrow>
    <math:annotation math:encoding="StarMath 5.0">A classic example: a² + b^2 = c^2 
</math:annotation>
  </math:semantics>
</math:math>
</file>